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 Light1" svg:font-family="'Raleway Light'"/>
    <style:font-face style:name="Raleway Light2" svg:font-family="'Raleway Light'" style:font-adornments="Light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Noto Sans CJK SC Regular2" svg:font-family="'Noto Sans CJK SC Regular'" style:font-pitch="variable"/>
    <style:font-face style:name="Raleway ExtraBold" svg:font-family="'Raleway ExtraBold'" style:font-pitch="variable"/>
    <style:font-face style:name="Raleway Light" svg:font-family="'Raleway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color="#2c3947" draw:fill="none" draw:fill-color="#fffeab" draw:fill-image-width="0cm" draw:fill-image-height="0cm" draw:textarea-vertical-align="middle"/>
    </style:style>
    <style:style style:name="gr2" style:family="graphic" style:parent-style-name="objectwithoutfill">
      <style:graphic-properties svg:stroke-width="0.035cm" draw:marker-start="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47a7ff" draw:marker-start-width="0.279cm" draw:marker-end-width="0.279cm" draw:fill-color="#ffffff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8381f" draw:marker-start-width="0.279cm" draw:marker-end-width="0.279cm" draw:fill-color="#ffffff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c3947" draw:marker-start-width="0.279cm" draw:marker-end-width="0.279cm" draw:fill-color="#ffffff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0.749cm" fo:min-width="0.499cm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color="#ffffff" draw:fill="solid" draw:fill-color="#f8381f" draw:fill-image-width="0cm" draw:fill-image-height="0cm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Raleway ExtraBold"/>
    </style:style>
    <style:style style:name="T1" style:family="text">
      <style:text-properties style:font-name="Raleway Light"/>
    </style:style>
    <style:style style:name="T2" style:family="text">
      <style:text-properties style:text-position="sub 58%" style:font-name="Raleway Light" fo:font-size="18pt" style:font-size-asian="18pt" style:font-size-complex="18pt"/>
    </style:style>
    <style:style style:name="T3" style:family="text">
      <style:text-properties style:font-name="Raleway Light2" fo:font-size="18pt" style:font-name-asian="Raleway Light2" style:font-size-asian="18pt" style:font-name-complex="Raleway Light2" style:font-size-complex="18pt"/>
    </style:style>
    <style:style style:name="T4" style:family="text">
      <style:text-properties style:text-position="sub 58%" style:font-name="Raleway Light" fo:font-size="18pt" style:font-name-asian="Liberation Sans4" style:font-size-asian="18pt" style:font-name-complex="Liberation Sans4" style:font-size-complex="18pt"/>
    </style:style>
    <style:style style:name="T5" style:family="text">
      <style:text-properties style:font-name="Raleway Light" fo:font-size="18pt" style:font-name-asian="Liberation Sans4" style:font-size-asian="18pt" style:font-name-complex="Liberation Sans4" style:font-size-complex="18pt"/>
    </style:style>
    <style:style style:name="T6" style:family="text">
      <style:text-properties style:text-position="0% 100%" style:font-name="Raleway Light2" fo:font-size="18pt" style:font-name-asian="Raleway Light2" style:font-size-asian="18pt" style:font-name-complex="Raleway Light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20.8cm" svg:y1="2.491cm" svg:x2="20.7cm" svg:y2="16.4cm">
          <text:p/>
        </draw:line>
        <draw:line draw:style-name="gr1" draw:text-style-name="P1" draw:layer="layout" svg:x1="13.5cm" svg:y1="2.492cm" svg:x2="13.5cm" svg:y2="16.4cm">
          <text:p/>
        </draw:line>
        <draw:line draw:style-name="gr2" draw:text-style-name="P1" draw:layer="layout" svg:x1="8.35cm" svg:y1="2.491cm" svg:x2="25.75cm" svg:y2="2.491cm">
          <text:p/>
        </draw:line>
        <draw:line draw:style-name="gr2" draw:text-style-name="P1" draw:layer="layout" svg:x1="8.341cm" svg:y1="4.491cm" svg:x2="25.741cm" svg:y2="4.491cm">
          <text:p/>
        </draw:line>
        <draw:line draw:style-name="gr2" draw:text-style-name="P1" draw:layer="layout" svg:x1="8.332cm" svg:y1="6.491cm" svg:x2="25.732cm" svg:y2="6.491cm">
          <text:p/>
        </draw:line>
        <draw:custom-shape draw:style-name="gr3" draw:text-style-name="P1" draw:layer="layout" svg:width="0.6cm" svg:height="0.6cm" svg:x="12.058cm" svg:y="2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14.059cm" svg:y="2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23.5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6cm" svg:x="23.56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6cm" svg:x="12.059cm" svg:y="4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16.061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9.0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644cm" svg:height="1.202cm" svg:x="5.75cm" svg:y="1.9cm">
          <draw:text-box>
            <text:p><text:span text:style-name="T1">t</text:span><text:span text:style-name="T2">i</text:span><text:span text:style-name="T1">(p</text:span><text:span text:style-name="T2">1</text:span><text:span text:style-name="T1">)</text:span></text:p>
          </draw:text-box>
        </draw:frame>
        <draw:frame draw:style-name="gr6" draw:text-style-name="P2" draw:layer="layout" svg:width="1.83cm" svg:height="1.202cm" svg:x="5.751cm" svg:y="3.901cm">
          <draw:text-box>
            <text:p><text:span text:style-name="T3">µ</text:span><text:span text:style-name="T4">i</text:span><text:span text:style-name="T5">(p</text:span><text:span text:style-name="T4">1</text:span><text:span text:style-name="T5">)</text:span></text:p>
          </draw:text-box>
        </draw:frame>
        <draw:frame draw:style-name="gr6" draw:text-style-name="P2" draw:layer="layout" svg:width="1.764cm" svg:height="1.202cm" svg:x="5.751cm" svg:y="5.902cm">
          <draw:text-box>
            <text:p><text:span text:style-name="T6">ф</text:span><text:span text:style-name="T5">(f</text:span><text:span text:style-name="T4">11</text:span><text:span text:style-name="T5">)</text:span></text:p>
          </draw:text-box>
        </draw:frame>
        <draw:custom-shape draw:style-name="gr7" draw:text-style-name="P1" draw:layer="layout" svg:width="0.8cm" svg:height="4.6cm" svg:x="3.8cm" svg:y="2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2.415cm" svg:height="1cm" svg:x="0.85cm" svg:y="4cm">
          <draw:text-box>
            <text:p><text:span text:style-name="T1">page 1</text:span></text:p>
          </draw:text-box>
        </draw:frame>
        <draw:line draw:style-name="gr2" draw:text-style-name="P1" draw:layer="layout" svg:x1="8.35cm" svg:y1="14.491cm" svg:x2="25.75cm" svg:y2="14.491cm">
          <text:p/>
        </draw:line>
        <draw:line draw:style-name="gr2" draw:text-style-name="P1" draw:layer="layout" svg:x1="8.341cm" svg:y1="16.491cm" svg:x2="25.741cm" svg:y2="16.491cm">
          <text:p/>
        </draw:line>
        <draw:line draw:style-name="gr2" draw:text-style-name="P1" draw:layer="layout" svg:x1="8.332cm" svg:y1="18.491cm" svg:x2="25.732cm" svg:y2="18.491cm">
          <text:p/>
        </draw:line>
        <draw:custom-shape draw:style-name="gr3" draw:text-style-name="P1" draw:layer="layout" svg:width="0.6cm" svg:height="0.6cm" svg:x="13.259cm" svg:y="14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20.3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6cm" svg:x="20.36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6cm" svg:x="13.259cm" svg:y="16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16.061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10.4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678cm" svg:height="1.202cm" svg:x="5.75cm" svg:y="13.9cm">
          <draw:text-box>
            <text:p><text:span text:style-name="T1">t</text:span><text:span text:style-name="T2">i</text:span><text:span text:style-name="T1">(p</text:span><text:span text:style-name="T2">2</text:span><text:span text:style-name="T1">)</text:span></text:p>
          </draw:text-box>
        </draw:frame>
        <draw:frame draw:style-name="gr6" draw:text-style-name="P2" draw:layer="layout" svg:width="1.864cm" svg:height="1.202cm" svg:x="5.751cm" svg:y="15.901cm">
          <draw:text-box>
            <text:p><text:span text:style-name="T3">µ</text:span><text:span text:style-name="T4">i</text:span><text:span text:style-name="T5">(p</text:span><text:span text:style-name="T4">2</text:span><text:span text:style-name="T5">)</text:span></text:p>
          </draw:text-box>
        </draw:frame>
        <draw:frame draw:style-name="gr6" draw:text-style-name="P2" draw:layer="layout" svg:width="1.798cm" svg:height="1.202cm" svg:x="5.751cm" svg:y="17.902cm">
          <draw:text-box>
            <text:p><text:span text:style-name="T6">ф</text:span><text:span text:style-name="T5">(f</text:span><text:span text:style-name="T4">21</text:span><text:span text:style-name="T5">)</text:span></text:p>
          </draw:text-box>
        </draw:frame>
        <draw:custom-shape draw:style-name="gr7" draw:text-style-name="P1" draw:layer="layout" svg:width="0.8cm" svg:height="4.6cm" svg:x="3.8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2.479cm" svg:height="1cm" svg:x="0.85cm" svg:y="16cm">
          <draw:text-box>
            <text:p><text:span text:style-name="T1">page 2</text:span></text:p>
          </draw:text-box>
        </draw:frame>
        <draw:custom-shape draw:style-name="gr8" draw:text-style-name="P1" draw:layer="layout" svg:width="7cm" svg:height="1.2cm" svg:x="13.6cm" svg:y="8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8cm" svg:height="1.2cm" svg:x="10.8cm" svg:y="10.59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7cm" svg:y1="2.493cm" svg:x2="10.7cm" svg:y2="18.2cm">
          <text:p/>
        </draw:line>
        <draw:frame draw:style-name="gr6" draw:text-style-name="P2" draw:layer="layout" svg:width="2.665cm" svg:height="1.202cm" svg:x="21.351cm" svg:y="8.5cm">
          <draw:text-box>
            <text:p><text:span text:style-name="T1">t </text:span><text:span text:style-name="T2">coherence</text:span></text:p>
          </draw:text-box>
        </draw:frame>
        <draw:frame draw:style-name="gr6" draw:text-style-name="P2" draw:layer="layout" svg:width="2.699cm" svg:height="1.202cm" svg:x="21.352cm" svg:y="10.5cm">
          <draw:text-box>
            <text:p><text:span text:style-name="T1">t*</text:span><text:span text:style-name="T2">coherence</text:span></text:p>
          </draw:text-box>
        </draw:fram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leway Light1" svg:font-family="'Raleway Light'"/>
    <style:font-face style:name="Raleway Light2" svg:font-family="'Raleway Light'" style:font-adornments="Light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Noto Sans CJK SC Regular2" svg:font-family="'Noto Sans CJK SC Regular'" style:font-pitch="variable"/>
    <style:font-face style:name="Raleway ExtraBold" svg:font-family="'Raleway ExtraBold'" style:font-pitch="variable"/>
    <style:font-face style:name="Raleway Light" svg:font-family="'Raleway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21:16:00.403997174</meta:creation-date>
    <dc:date>2018-05-07T15:37:50.231850174</dc:date>
    <meta:editing-duration>PT10M5S</meta:editing-duration>
    <meta:editing-cycles>4</meta:editing-cycles>
    <meta:generator>LibreOffice/4.2.8.2$Linux_X86_64 LibreOffice_project/420m0$Build-2</meta:generator>
    <meta:document-statistic meta:object-count="59"/>
  </office:meta>
</office:document-meta>
</file>